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1457in" loext:contextual-spacing="false" style:line-height-at-least="0.1457in" fo:text-align="justify" style:justify-single-word="false" fo:text-indent="0in" style:auto-text-indent="false" fo:padding="0in" fo:border="none"/>
      <style:text-properties fo:font-variant="normal" fo:text-transform="none" fo:color="#000000" style:font-name="Arial" fo:font-size="11pt" fo:letter-spacing="normal" fo:font-style="normal" fo:font-weight="normal" style:font-size-asian="11pt" style:font-size-complex="11pt"/>
    </style:style>
    <style:style style:name="P2" style:family="paragraph" style:parent-style-name="Text_20_body">
      <style:paragraph-properties fo:margin-left="0in" fo:margin-right="0in" fo:margin-top="0in" fo:margin-bottom="0.1457in" loext:contextual-spacing="false" style:line-height-at-least="0.1457in" fo:text-align="justify" style:justify-single-word="false" fo:text-indent="0in" style:auto-text-indent="false" fo:padding="0in" fo:border="none"/>
      <style:text-properties fo:font-size="11pt" style:font-size-asian="11pt" style:font-size-complex="11pt"/>
    </style:style>
    <style:style style:name="T1" style:family="text">
      <style:text-properties fo:font-variant="normal" fo:text-transform="none" fo:color="#000000" style:font-name="Arial"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elementum elit ut ultrices elementum. Etiam iaculis ullamcorper quam, posuere congue purus facilisis a. Donec eu porttitor odio. Vivamus ultricies euismod neque ac tristique. Etiam eget lacus quis mauris vehicula dapibus. Ut neque mauris, condimentum vel est et, molestie porttitor purus. Fusce convallis mauris nec convallis feugiat. Nulla facilisi. Suspendisse gravida elit non maximus euismod. Curabitur pellentesque, turpis non commodo sagittis, neque enim rutrum tortor, vitae scelerisque sapien nunc vel orci.</text:p>
      <text:p text:style-name="P1">Phasellus interdum turpis pretium massa posuere fringilla. Suspendisse potenti. Duis id dolor nulla. Suspendisse potenti. Vivamus enim tellus, pulvinar vel dictum a, pretium sit amet neque. Aliquam vel tempor ligula. Aliquam lacus enim, lobortis et molestie vel, venenatis ut lectus. Quisque eget interdum enim, at dignissim erat. Pellentesque id sodales purus, id tempor odio. Lorem ipsum dolor sit amet, consectetur adipiscing elit. Duis iaculis interdum purus, quis faucibus ante feugiat vitae. Cras tincidunt justo et leo posuere, eu consequat massa rhoncus. Phasellus lacinia sed nisl id pellentesque. Aliquam mattis molestie nibh, et condimentum sem consectetur ut. Ut vel diam eget augue malesuada aliquet.</text:p>
      <text:p text:style-name="P1">Etiam vestibulum odio at augue dignissim condimentum. Quisque ut posuere orci. In blandit suscipit nulla. Fusce pharetra finibus nisi in blandit. Sed efficitur sem vitae placerat sodales. Suspendisse venenatis auctor placerat. Sed turpis nunc, interdum tristique arcu vel, laoreet posuere velit. Quisque sit amet ex ac lectus finibus vehicula et sed enim. Interdum et malesuada fames ac ante ipsum primis in faucibus. Etiam elementum pellentesque tortor. Mauris congue ipsum eget ante rhoncus, ut feugiat odio suscipit. Nam eu tortor tellus. Integer imperdiet justo sit amet malesuada euismod. Nulla facilisi.</text:p>
      <text:p text:style-name="P1">Pellentesque ultrices ullamcorper sodales. In id iaculis eros, nec feugiat libero. Fusce suscipit orci ac nisl pulvinar maximus. Nulla elementum pellentesque dolor sed pulvinar. Aliquam erat volutpat. Etiam viverra elementum iaculis. Suspendisse potenti. Sed pharetra diam eu ante volutpat fermentum. Nam malesuada facilisis neque. Proin euismod feugiat metus ultricies porta. Fusce viverra ligula nec leo aliquam, non mollis arcu cursus.</text:p>
      <text:p text:style-name="P1">Etiam bibendum eleifend diam, eget dignissim neque lacinia eu. Praesent eu nunc vel felis tincidunt bibendum vitae eget tortor. Phasellus dictum lacinia odio eu eleifend. In hac habitasse platea dictumst. Donec sollicitudin feugiat rutrum. Suspendisse potenti. Ut vel elit dui. Praesent vitae est vitae tortor euismod volutpat a in tortor. Ut eget felis sit amet sapien dignissim ornare molestie in ante. Vestibulum feugiat, lectus eu vestibulum posuere, eros enim rhoncus augue, ac ultrices urna mauris sed odio. Proin malesuada lorem eu diam laoreet, sed interdum ipsum molestie. Mauris faucibus placerat iaculis. Sed ac scelerisque nisi. Integer purus nunc, pretium ut vehicula ac, imperdiet facilisis urna. Vivamus maximus elit vel ligula bibendum, non blandit arcu rutrum.</text:p>
      <text:p text:style-name="P1">Curabitur sagittis efficitur enim. Mauris pellentesque, sem eget finibus suscipit, augue nulla dictum tellus, at auctor est dui id metus. Nulla ac leo eros. Curabitur a facilisis turpis. Praesent ut ligula velit. In quis felis lacinia, varius lacus eu, pharetra ex. Etiam vitae arcu eget odio commodo auctor. Morbi commodo sapien nisl, ut egestas tellus tempor eget. Integer tincidunt congue eros eu aliquet. In bibendum, urna et dignissim consequat, lacus ligula commodo est, eget gravida ex elit sed ex. Nam ut est elit. Maecenas luctus lectus in mauris accumsan, a viverra tortor gravida. Nulla facilisi.</text:p>
      <text:p text:style-name="P1">Nulla suscipit facilisis nisl, vitae ullamcorper ipsum vulputate vel. Vestibulum nisi lorem, eleifend id elit finibus, sollicitudin egestas tellus. Curabitur posuere varius justo a luctus. Sed tempus sit amet justo et fringilla. Aenean aliquet maximus placerat. Praesent at metus tempus, ullamcorper leo a, volutpat elit. Curabitur sit amet elit finibus, aliquet odio sit amet, ullamcorper tellus. Cras eget mauris et diam aliquam hendrerit. Nunc quis mattis erat. Ut id libero sit amet ipsum vehicula pellentesque. Ut rutrum arcu felis, in posuere neque iaculis eget.</text:p>
      <text:p text:style-name="P1">Integer in nisl sit amet sapien faucibus scelerisque. Praesent hendrerit accumsan sapien, in dignissim libero varius at. Aliquam id odio viverra, vestibulum sapien at, tempus diam. Ut at metus consectetur, rhoncus nibh a, laoreet urna. Morbi eu elementum enim. Integer euismod mattis <text:soft-page-break/>ipsum, et maximus turpis venenatis at. Praesent dictum massa nulla, vitae rutrum ligula semper id. Phasellus ultrices lacus non quam vestibulum, et porttitor risus pharetra. Sed iaculis quam eu diam faucibus pretium. Duis hendrerit erat at ante ullamcorper vulputate. Integer dolor erat, bibendum et pretium sit amet, convallis vitae mauris. Duis vestibulum sollicitudin eros, quis ultricies orci bibendum at. Sed convallis diam vitae aliquet ornare. Nam a mauris porttitor, porttitor felis at, ultricies lectus. Ut facilisis, risus vitae sodales bibendum, nisl mi placerat tellus, ac scelerisque est purus eu lorem.</text:p>
      <text:p text:style-name="P1">Donec metus justo, molestie ac ultricies sit amet, ultrices ut libero. Vivamus blandit metus quis vestibulum tristique. Sed in ligula erat. Maecenas in justo nec urna porttitor venenatis vitae quis eros. Nulla interdum, mauris sit amet egestas tincidunt, dui arcu aliquet mi, vel vestibulum dolor nulla quis metus. Ut sit amet metus faucibus, mattis leo a, sagittis ante. Integer sollicitudin justo nec risus pharetra, eu suscipit arcu mattis. Pellentesque porta nec nibh ac rhoncus. Nulla sit amet tellus nec tellus sollicitudin tristique non sit amet ante. Cras non erat sed mauris venenatis rutrum. Curabitur sed turpis at tellus aliquam tincidunt ut et magna. Mauris maximus mi non mattis dictum. Nullam aliquet pharetra hendrerit. Sed tincidunt orci nec nibh viverra, commodo auctor urna lobortis.</text:p>
      <text:p text:style-name="P1">Pellentesque ac augue et urna commodo scelerisque. Vestibulum turpis ipsum, lobortis a leo a, vehicula porttitor dui. Fusce eget pellentesque nulla. Suspendisse suscipit accumsan nisl, fringilla elementum metus dictum vel. Nulla id placerat magna. Pellentesque tempus purus non vulputate euismod. Quisque commodo efficitur dui. Nam vel sodales nunc.</text:p>
      <text:p text:style-name="P1">In elementum eget ante nec venenatis. Quisque vel massa felis. Duis consequat efficitur euismod. Donec aliquet eu tortor non dictum. Nunc placerat vulputate urna, in fermentum orci. Vestibulum vitae tortor dolor. Cras sed pretium purus. Sed nisl enim, commodo vel tellus at, pellentesque elementum lectus.</text:p>
      <text:p text:style-name="P1">Cras arcu enim, euismod ut nibh id, lobortis blandit erat. Nunc est erat, bibendum eu massa ut, euismod hendrerit nunc. Nam pulvinar, risus in finibus ultrices, tortor lorem rutrum turpis, nec eleifend enim tellus sit amet sapien. Suspendisse arcu diam, vehicula et pellentesque a, laoreet in elit. Donec vel arcu laoreet, convallis purus suscipit, accumsan ligula. Nullam eros urna, aliquet vitae ante eu, vulputate vulputate est. Sed eget rutrum tortor. Morbi vulputate nunc ut arcu ultrices luctus. Morbi a laoreet ante, vitae hendrerit leo. Vestibulum in magna sit amet tortor interdum feugiat.</text:p>
      <text:p text:style-name="P1">Nulla a fermentum dolor, id tempus nisi. Integer ultricies, est congue eleifend faucibus, augue nulla eleifend sapien, a gravida mi erat eu nisi. Fusce eget urna non diam interdum pharetra eu ac neque. Aenean in fringilla urna, ac hendrerit risus. Integer in tristique lectus. Proin vulputate a erat sed mollis. Morbi laoreet, mi ultrices pretium tempor, felis eros egestas mi, sit amet ullamcorper quam velit sit amet magna. Phasellus sodales dictum elit eget consequat. Sed facilisis velit orci. Ut eu tempus dolor. Curabitur dignissim risus ac augue vehicula, at condimentum dui accumsan. Cras sollicitudin id odio in accumsan.</text:p>
      <text:p text:style-name="P1">Lorem ipsum dolor sit amet, consectetur adipiscing elit. Nunc ultrices, felis nec porttitor vestibulum, magna ante viverra elit, eu sodales arcu ligula non lacus. Fusce nec posuere dolor, a condimentum velit. Aliquam sed blandit risus. Mauris eu semper eros, quis sagittis lectus. Sed tincidunt mauris in mollis hendrerit. Aliquam vehicula augue vitae elit lobortis, a feugiat eros ultrices. Duis molestie facilisis tellus, id viverra sapien dictum vitae. Quisque tincidunt massa odio, mattis luctus diam suscipit at. Morbi nec vestibulum purus, vel consectetur nisl. Quisque volutpat metus quis nulla pharetra, ut aliquet velit ornare. Cras eget dolor eros. Curabitur diam magna, consectetur consectetur purus eget, rutrum dapibus dui. Nullam fermentum, tellus nec commodo dignissim, diam ante varius dolor, eget pretium augue urna et risus.</text:p>
      <text:p text:style-name="P2"><text:span text:style-name="T1">Donec diam magna, mollis in suscipit vitae, interdum sit amet quam. Cras hendrerit ut elit quis pharetra. Maecenas sem ante, malesuada sed mauris aliquam, suscipit ultrices velit. Quisque auctor, nisl sodales convallis mollis, mi nibh commodo nulla, non fermentum diam ligula vel massa. Morbi vehicula turpis vel hendrerit commodo. Aliquam aliquet odio at volutpat varius. In at portt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6:52:10.594186689</meta:creation-date>
    <dc:date>2015-09-08T11:55:53.837053868</dc:date>
    <meta:editing-duration>PT1M2S</meta:editing-duration>
    <meta:editing-cycles>2</meta:editing-cycles>
    <meta:generator>LibreOffice/5.0.0.2$Linux_X86_64 LibreOffice_project/a26d58f11b99b6aeddf7f7884effea188cc6e512</meta:generator>
    <dc:creator>Mihai </dc:creator>
    <meta:document-statistic meta:table-count="0" meta:image-count="0" meta:object-count="0" meta:page-count="2" meta:paragraph-count="15" meta:word-count="1345" meta:character-count="9102" meta:non-whitespace-character-count="7772"/>
  </office:meta>
</office:document-meta>
</file>